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0AC680E52ED21C9A.png" manifest:media-type="image/png"/>
  <manifest:file-entry manifest:full-path="Pictures/1000000000000780000004382E1A9B2CBEFB01CE.png" manifest:media-type="image/png"/>
  <manifest:file-entry manifest:full-path="Pictures/10000000000007800000043891E66E756B142A53.png" manifest:media-type="image/png"/>
  <manifest:file-entry manifest:full-path="Pictures/10000000000005D40000030EFDAC197F3A84D17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498.51pt" svg:height="813.15pt" svg:x="0pt" svg:y="12.78pt">
            <draw:image xlink:href="Pictures/1000000000000780000004380AC680E52ED21C9A.png" xlink:type="simple" xlink:show="embed" xlink:actuate="onLoad">
              <text:p/>
            </draw:image>
          </draw:frame>
          <draw:frame draw:z-index="1" draw:name="Image 2" draw:style-name="gr1" draw:text-style-name="P1" svg:width="1498.51pt" svg:height="813.15pt" svg:x="0pt" svg:y="844.78pt">
            <draw:image xlink:href="Pictures/1000000000000780000004382E1A9B2CBEFB01CE.png" xlink:type="simple" xlink:show="embed" xlink:actuate="onLoad">
              <text:p/>
            </draw:image>
          </draw:frame>
          <draw:frame draw:z-index="2" draw:name="Image 3" draw:style-name="gr1" draw:text-style-name="P1" svg:width="1498.51pt" svg:height="813.15pt" svg:x="0pt" svg:y="1676.78pt">
            <draw:image xlink:href="Pictures/10000000000007800000043891E66E756B142A53.png" xlink:type="simple" xlink:show="embed" xlink:actuate="onLoad">
              <text:p/>
            </draw:image>
          </draw:frame>
          <draw:frame draw:z-index="3" draw:name="Image 4" draw:style-name="gr1" draw:text-style-name="P1" svg:width="1164.44pt" svg:height="588.78pt" svg:x="11.71pt" svg:y="2525.36pt">
            <draw:image xlink:href="Pictures/10000000000005D40000030EFDAC197F3A84D17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Delete Cookies</text:p>
          </table:table-cell>
        </table:table-row>
        <table:table-row table:style-name="ro1" table:number-rows-repeated="129">
          <table:table-cell/>
        </table:table-row>
        <table:table-row table:style-name="ro1">
          <table:table-cell office:value-type="string" calcext:value-type="string">
            <text:p>Send Get Request without age</text:p>
          </table:table-cell>
        </table:table-row>
        <table:table-row table:style-name="ro1" table:number-rows-repeated="65">
          <table:table-cell/>
        </table:table-row>
        <table:table-row table:style-name="ro1">
          <table:table-cell office:value-type="string" calcext:value-type="string">
            <text:p>Send with age =18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6:36:59.713000000</meta:creation-date>
    <dc:date>2017-11-20T16:39:57.702000000</dc:date>
    <meta:editing-duration>PT2M58S</meta:editing-duration>
    <meta:editing-cycles>1</meta:editing-cycles>
    <meta:generator>LibreOffice/5.3.1.2$Windows_x86 LibreOffice_project/e80a0e0fd1875e1696614d24c32df0f95f03deb2</meta:generator>
    <meta:document-statistic meta:table-count="1" meta:cell-count="3" meta:object-count="4"/>
  </office:meta>
</office:document-meta>
</file>